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  <style:map style:condition="cell-content()=&quot;paraphrase&quot;" style:apply-style-name="Untitled4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1875" calcext:value-type="float">
            <text:p>0.18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.2" calcext:value-type="float">
            <text:p>0.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.85915492957746" calcext:value-type="float">
            <text:p>9.8591549296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5.1851851851852" calcext:value-type="float">
            <text:p>35.1851851852</text:p>
          </table:table-cell>
          <table:table-cell office:value-type="float" office:value="30.9859154929577" calcext:value-type="float">
            <text:p>30.985915493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307692307692308" calcext:value-type="float">
            <text:p>0.3076923077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9.85915492957746" calcext:value-type="float">
            <text:p>9.859154929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3125" calcext:value-type="float">
            <text:p>0.312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.3968253968254" calcext:value-type="float">
            <text:p>25.396825396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45.4545454545455" calcext:value-type="float">
            <text:p>45.454545454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22.4137931034483" calcext:value-type="float">
            <text:p>22.41379310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3.4782608695652" calcext:value-type="float">
            <text:p>43.478260869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555555555555556" calcext:value-type="float">
            <text:p>0.55555555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8.8888888888889" calcext:value-type="float">
            <text:p>38.8888888889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6.8965517241379" calcext:value-type="float">
            <text:p>56.8965517241</text:p>
          </table:table-cell>
          <table:table-cell office:value-type="float" office:value="34.0579710144928" calcext:value-type="float">
            <text:p>34.057971014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7.2222222222222" calcext:value-type="float">
            <text:p>47.2222222222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8.0769230769231" calcext:value-type="float">
            <text:p>48.0769230769</text:p>
          </table:table-cell>
          <table:table-cell office:value-type="float" office:value="70.5882352941177" calcext:value-type="float">
            <text:p>70.588235294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5.2380952380952" calcext:value-type="float">
            <text:p>45.2380952381</text:p>
          </table:table-cell>
          <table:table-cell office:value-type="float" office:value="68.75" calcext:value-type="float">
            <text:p>68.7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76" calcext:value-type="float">
            <text:p>0.7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.9710144927536" calcext:value-type="float">
            <text:p>57.9710144928</text:p>
          </table:table-cell>
          <table:table-cell office:value-type="float" office:value="65.5172413793104" calcext:value-type="float">
            <text:p>65.517241379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calcext:conditional-formats>
          <calcext:conditional-format calcext:target-range-address="Sheet1.L2:Sheet1.L34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L34">
            <calcext:condition calcext:apply-style-name="Untitled3" calcext:value="=&quot;yes&quot;" calcext:base-cell-address="Sheet1.H2"/>
            <calcext:condition calcext:apply-style-name="Untitled4" calcext:value="=&quot;paraphrase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  <style:style style:name="Untitled4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30:37.346929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37:20.302331051</dc:date>
    <meta:generator>LibreOffice/4.2.8.2$Linux_X86_64 LibreOffice_project/420m0$Build-2</meta:generator>
    <meta:editing-duration>PT4M39S</meta:editing-duration>
    <meta:editing-cycles>3</meta:editing-cycles>
    <meta:document-statistic meta:table-count="1" meta:cell-count="408" meta:object-count="0"/>
  </office:meta>
</office:document-meta>
</file>